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float" office:value="93" table:style-name="ce1">
            <text:p>93</text:p>
          </table:table-cell>
          <table:table-cell office:value-type="float" office:value="1123" table:style-name="ce1">
            <text:p>1123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134" table:style-name="ce1">
            <text:p>134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82" table:style-name="ce1">
            <text:p>182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24" table:style-name="ce1">
            <text:p>224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31" table:style-name="ce1">
            <text:p>131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49" table:style-name="ce1">
            <text:p>149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91" table:style-name="ce1">
            <text:p>191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18" table:style-name="ce1">
            <text:p>118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18" table:style-name="ce1">
            <text:p>118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23" table:style-name="ce1">
            <text:p>123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1:10Z</dc:date>
    <meta:editing-duration>PT0S</meta:editing-duration>
  </office:meta>
</office:document-meta>
</file>